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9b8c8" officeooo:paragraph-rsid="0049b8c8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c0982" officeooo:paragraph-rsid="004c0982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69c22" officeooo:paragraph-rsid="00469c22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69c22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ad8d9" officeooo:paragraph-rsid="004ad8d9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469c22" officeooo:paragraph-rsid="004823fc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4823fc" officeooo:paragraph-rsid="004823fc" style:font-name-asian="Liberation Serif" style:font-size-asian="14pt" style:font-name-complex="Liberation Serif" style:font-size-complex="14pt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4ad8d9" officeooo:paragraph-rsid="004ad8d9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officeooo:rsid="004823fc" officeooo:paragraph-rsid="004823fc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officeooo:rsid="0049b8c8" officeooo:paragraph-rsid="0049b8c8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69c22"/>
    </style:style>
    <style:style style:name="T6" style:family="text">
      <style:text-properties officeooo:rsid="004b97e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9" style:family="text">
      <style:text-properties style:font-name="Liberation Serif" fo:font-size="14pt" officeooo:rsid="00469c22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erif" fo:font-size="14pt" officeooo:rsid="004823fc" style:font-name-asian="Liberation Serif" style:font-size-asian="14pt" style:font-name-complex="Liberation Serif" style:font-size-complex="14pt"/>
    </style:style>
    <style:style style:name="T11" style:family="text">
      <style:text-properties officeooo:rsid="0047862f"/>
    </style:style>
    <style:style style:name="T12" style:family="text">
      <style:text-properties officeooo:rsid="004c0982"/>
    </style:style>
    <style:style style:name="T13" style:family="text">
      <style:text-properties officeooo:rsid="004d39cb"/>
    </style:style>
    <style:style style:name="T14" style:family="text">
      <style:text-properties officeooo:rsid="004e0f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Objectif </text:span>: <text:span text:style-name="T5">Comprendre les liens entre implication, contraposée et réciproque.</text:span></text:p>
      <text:h text:style-name="Heading_20_1" text:outline-level="1">Déroulé</text:h>
      <text:p text:style-name="P7">Questions flash</text:p>
      <text:list xml:id="list2453762752" text:style-name="L1">
        <text:list-item>
          <text:p text:style-name="P9">1 + 6 = ?</text:p>
        </text:list-item>
        <text:list-item>
          <text:p text:style-name="P9">1 – 6 = ?</text:p>
        </text:list-item>
        <text:list-item>
          <text:p text:style-name="P9">(–1) – 6 = ?</text:p>
        </text:list-item>
        <text:list-item>
          <text:p text:style-name="P9">(–1) + (– 6) = ?</text:p>
        </text:list-item>
        <text:list-item>
          <text:p text:style-name="P9">(–1) – (– 6) = ?</text:p>
        </text:list-item>
      </text:list>
      <text:p text:style-name="P4"/>
      <text:p text:style-name="P5"><text:span text:style-name="T7">Pas de correction</text:span> (TaF pas donné à la séance précédente)</text:p>
      <text:p text:style-name="P5"/>
      <text:p text:style-name="P6"><text:span text:style-name="T12">A</text:span><text:span text:style-name="T11">ctivité</text:span></text:p>
      <text:list xml:id="list1637678679" text:style-name="L2">
        <text:list-item>
          <text:p text:style-name="P10">Implication</text:p>
          <text:p text:style-name="P11">Trouver un exemple d’implication vraie et un exemple d’implication fausse. Vérifier avec son voisin.</text:p>
          <text:p text:style-name="P11"/>
        </text:list-item>
        <text:list-item>
          <text:p text:style-name="P10">Contraposée</text:p>
          <text:p text:style-name="P13"><text:span text:style-name="T9">E</text:span><text:span text:style-name="T8">crire la contraposée de ses implications. Vérifier qu’elles ont la même valeur de vérité que leurs implications d’origine.</text:span></text:p>
          <text:p text:style-name="P11"/>
        </text:list-item>
        <text:list-item>
          <text:p text:style-name="P10">Réciproque</text:p>
          <text:p text:style-name="P11">Trouver un exemple de réciproque qui soit vraie/fausse en même temps que son implication d’origine et une autre pour laquelle ce n’est pas le cas.</text:p>
          <text:p text:style-name="P11"/>
        </text:list-item>
        <text:list-item>
          <text:p text:style-name="P14"><text:span text:style-name="T10">Q</text:span><text:span text:style-name="T8">uelle est la contraposée du théorème de Pythagore ? Sa réciproque ?</text:span></text:p>
        </text:list-item>
      </text:list>
      <text:p text:style-name="P3"/>
      <text:p text:style-name="P8">TAF</text:p>
      <text:list xml:id="list3659706417" text:style-name="L3">
        <text:list-item>
          <text:p text:style-name="P12">ex 28 p. 255 (théorème de Pythagor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69c22"/>
    </style:style>
    <style:style style:name="MT6" style:family="text">
      <style:text-properties officeooo:rsid="004d39cb"/>
    </style:style>
    <style:style style:name="MT7" style:family="text">
      <style:text-properties officeooo:rsid="004e0f35"/>
    </style:style>
    <style:style style:name="MT8" style:family="text">
      <style:text-properties officeooo:rsid="004b97e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Pythagore</text:span><text:tab/><text:span text:style-name="MT3">Séance </text:span><text:span text:style-name="MT5">3 </text:span><text:span text:style-name="MT6">(1h)</text:span><text:span text:style-name="MT5"> - </text:span><text:span text:style-name="MT7">22</text:span><text:span text:style-name="MT8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04:00.590644772</dc:date>
    <meta:editing-duration>PT19H17M26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56" meta:character-count="802" meta:non-whitespace-character-count="681"/>
  </office:meta>
</office:document-meta>
</file>